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207bcf" officeooo:paragraph-rsid="00207bcf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">{{basecontent.name}}<text:tab/>1</text:p>
        </text:index-body>
      </text:table-of-content>
      <text:h text:style-name="Heading_20_1" text:outline-level="1">{{basecontent.name}}</text:h>
      <text:p text:style-name="P1"/>
      <text:p text:style-name="Text_20_body">{{basecontent.description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blo Recio</meta:initial-creator>
    <meta:creation-date>2010-11-02T16:04:56</meta:creation-date>
    <dc:date>2010-11-03T16:20:40</dc:date>
    <dc:creator>Pablo Recio</dc:creator>
    <meta:editing-duration>PT00H28M35S</meta:editing-duration>
    <meta:editing-cycles>5</meta:editing-cycles>
    <meta:generator>OpenOffice.org/3.2$Linux OpenOffice.org_project/320m19$Build-9505</meta:generator>
    <meta:document-statistic meta:table-count="0" meta:image-count="0" meta:object-count="0" meta:page-count="1" meta:paragraph-count="4" meta:word-count="7" meta:character-count="86"/>
  </office:meta>
</office:document-meta>
</file>